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/>
    </style:style>
    <style:style style:name="T7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echo "# Khaled-eltatawi" &gt;&gt; README.md<text:span text:style-name="T2"><text:s/></text:span></text:p>
      <text:p text:style-name="Normal">git init<text:span text:style-name="T3"><text:s/></text:span></text:p>
      <text:p text:style-name="Normal">git add README.md<text:span text:style-name="T4"><text:s/></text:span></text:p>
      <text:p text:style-name="Normal">git commit -m "first commit<text:span text:style-name="T5">"<text:s/></text:span></text:p>
      <text:p text:style-name="Normal">git branch -M main<text:span text:style-name="T6"><text:s/></text:span></text:p>
      <text:p text:style-name="Normal">git remote add origin https://github.com/khaled663/Khaled-eltatawi.git</text:p>
      <text:p text:style-name="Normal"><text:span text:style-name="T7"><text:s/></text:span>git push -u origin mai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aledali.adg18@gmail.com</meta:initial-creator>
    <dc:creator>khaledali.adg18@gmail.com</dc:creator>
    <meta:creation-date>2024-08-09T19:21:00Z</meta:creation-date>
    <dc:date>2024-08-09T19:21:00Z</dc:date>
    <meta:template xlink:href="Normal.dotm" xlink:type="simple"/>
    <meta:editing-cycles>3</meta:editing-cycles>
    <meta:editing-duration>PT60S</meta:editing-duration>
    <meta:document-statistic meta:page-count="1" meta:paragraph-count="1" meta:word-count="32" meta:character-count="214" meta:row-count="1" meta:non-whitespace-character-count="183"/>
  </office:meta>
</office:document-meta>
</file>